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8cm" svg:height="1.5cm" svg:x="4.5cm" svg:y="2cm">
          <text:p text:style-name="P1">Фонарик +++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4.5cm" svg:y="4.5cm">
          <text:p text:style-name="P1">Волны <text:s/>+++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cm" svg:height="1.5cm" svg:x="4.5cm" svg:y="7cm">
          <text:p text:style-name="P1">Обрезанные кубики <text:s/>++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4.5cm" svg:y="9.5cm">
          <text:p text:style-name="P1">Вращение <text:s/>++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.5cm" svg:x="4.5cm" svg:y="12cm">
          <text:p text:style-name="P1">Переворот <text:s/>+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8cm" svg:height="1.5cm" svg:x="17.5cm" svg:y="2cm">
          <text:p text:style-name="P1">Освещённые фоны <text:s/>+++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cm" svg:height="1.5cm" svg:x="17.5cm" svg:y="4.5cm">
          <text:p text:style-name="P1">Одиночный кубик <text:s/>+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5cm" svg:x="17.5cm" svg:y="9.5cm">
          <text:p text:style-name="P1">Шарики-привидения <text:s/>+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5cm" svg:x="17.5cm" svg:y="12cm">
          <text:p text:style-name="P1">Очередь подсказок <text:s/>++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5cm" svg:x="17.5cm" svg:y="14.5cm">
          <text:p text:style-name="P1">Кража фигурки <text:s/>++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.5cm" svg:x="17.5cm" svg:y="17cm">
          <text:p text:style-name="P1">Прицел <text:s/>++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cm" svg:height="1.5cm" svg:x="17.5cm" svg:y="7cm">
          <text:p text:style-name="P1">Уменьшенные кубики +++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5cm" svg:y1="7.75cm" svg:x2="17.5cm" svg:y2="7.75cm" draw:start-shape="id1" draw:start-glue-point="1" draw:end-shape="id2" svg:d="m12500 7750h5000">
          <text:p/>
        </draw:connector>
        <draw:connector draw:style-name="gr3" draw:text-style-name="P1" draw:layer="layout" svg:x1="12.5cm" svg:y1="2.75cm" svg:x2="17.5cm" svg:y2="2.75cm" draw:start-shape="id3" draw:end-shape="id4" svg:d="m12500 2750h5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i </meta:initial-creator>
    <meta:creation-date>2010-04-11T00:36:08.07</meta:creation-date>
    <dc:date>2012-07-13T00:22:47</dc:date>
    <meta:editing-duration>PT59M29S</meta:editing-duration>
    <meta:editing-cycles>6</meta:editing-cycles>
    <meta:generator>LibreOffice/3.5$Linux_X86_64 LibreOffice_project/350m1$Build-2</meta:generator>
    <meta:document-statistic meta:object-count="14"/>
  </office:meta>
</office:document-meta>
</file>